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6.002cm" table:align="margins" style:writing-mode="lr-tb"/>
    </style:style>
    <style:style style:name="Tableau1.A" style:family="table-column">
      <style:table-column-properties style:column-width="8.001cm" style:rel-column-width="32767*"/>
    </style:style>
    <style:style style:name="Tableau1.B" style:family="table-column">
      <style:table-column-properties style:column-width="8.001cm" style:rel-column-width="32768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padding="0.097cm" fo:border-left="0.5pt solid #000000" fo:border-right="none" fo:border-top="none" fo:border-bottom="none"/>
    </style:style>
    <style:style style:name="Tableau2" style:family="table">
      <style:table-properties style:width="15.921cm" table:align="right" style:writing-mode="lr-tb"/>
    </style:style>
    <style:style style:name="Tableau2.A" style:family="table-column">
      <style:table-column-properties style:column-width="2.178cm"/>
    </style:style>
    <style:style style:name="Tableau2.B" style:family="table-column">
      <style:table-column-properties style:column-width="7.034cm"/>
    </style:style>
    <style:style style:name="Tableau2.C" style:family="table-column">
      <style:table-column-properties style:column-width="6.7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973ef"/>
    </style:style>
    <style:style style:name="P3" style:family="paragraph" style:parent-style-name="Standard">
      <style:paragraph-properties fo:text-align="justify" style:justify-single-word="false"/>
      <style:text-properties officeooo:paragraph-rsid="000ff470"/>
    </style:style>
    <style:style style:name="P4" style:family="paragraph" style:parent-style-name="Standard">
      <style:paragraph-properties fo:text-align="justify" style:justify-single-word="false"/>
      <style:text-properties officeooo:paragraph-rsid="001302e5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2a6099" officeooo:paragraph-rsid="000cfa55"/>
    </style:style>
    <style:style style:name="P9" style:family="paragraph" style:parent-style-name="Standard">
      <style:paragraph-properties fo:text-align="justify" style:justify-single-word="false"/>
      <style:text-properties fo:color="#2a6099" officeooo:paragraph-rsid="000e60a7"/>
    </style:style>
    <style:style style:name="P10" style:family="paragraph" style:parent-style-name="Standard">
      <style:paragraph-properties fo:text-align="justify" style:justify-single-word="false"/>
      <style:text-properties fo:color="#2a6099" officeooo:paragraph-rsid="000ff470"/>
    </style:style>
    <style:style style:name="P11" style:family="paragraph" style:parent-style-name="Standard">
      <style:paragraph-properties fo:text-align="justify" style:justify-single-word="false"/>
      <style:text-properties fo:color="#2a6099" officeooo:rsid="000cfa55" officeooo:paragraph-rsid="000cfa55"/>
    </style:style>
    <style:style style:name="P12" style:family="paragraph" style:parent-style-name="Standard">
      <style:paragraph-properties fo:text-align="justify" style:justify-single-word="false"/>
      <style:text-properties fo:color="#2a6099" officeooo:rsid="000cfa55" officeooo:paragraph-rsid="000e60a7"/>
    </style:style>
    <style:style style:name="P13" style:family="paragraph" style:parent-style-name="Standard">
      <style:paragraph-properties fo:text-align="justify" style:justify-single-word="false"/>
      <style:text-properties fo:color="#2a6099" officeooo:rsid="000ff470" officeooo:paragraph-rsid="000ff470"/>
    </style:style>
    <style:style style:name="P14" style:family="paragraph" style:parent-style-name="Standard">
      <style:paragraph-properties fo:text-align="start" style:justify-single-word="false"/>
      <style:text-properties fo:color="#2a6099" officeooo:rsid="000ff470" officeooo:paragraph-rsid="0013e291"/>
    </style:style>
    <style:style style:name="P15" style:family="paragraph" style:parent-style-name="Standard">
      <style:paragraph-properties fo:text-align="start" style:justify-single-word="false"/>
      <style:text-properties fo:color="#2a6099" officeooo:rsid="000973ef" officeooo:paragraph-rsid="000973ef"/>
    </style:style>
    <style:style style:name="P16" style:family="paragraph" style:parent-style-name="Standard">
      <style:paragraph-properties fo:text-align="justify" style:justify-single-word="false"/>
      <style:text-properties fo:color="#2a6099" officeooo:rsid="0015c719" officeooo:paragraph-rsid="0015c719"/>
    </style:style>
    <style:style style:name="P17" style:family="paragraph" style:parent-style-name="Standard">
      <style:paragraph-properties fo:text-align="justify" style:justify-single-word="false"/>
      <style:text-properties officeooo:rsid="000e60a7" officeooo:paragraph-rsid="000e60a7"/>
    </style:style>
    <style:style style:name="P18" style:family="paragraph" style:parent-style-name="Standard">
      <style:paragraph-properties fo:text-align="start" style:justify-single-word="false"/>
      <style:text-properties officeooo:rsid="000973ef" officeooo:paragraph-rsid="000973ef"/>
    </style:style>
    <style:style style:name="P19" style:family="paragraph" style:parent-style-name="Standard">
      <style:text-properties officeooo:rsid="00116ab0" officeooo:paragraph-rsid="00116ab0" fo:background-color="#ffff00"/>
    </style:style>
    <style:style style:name="P20" style:family="paragraph" style:parent-style-name="Standard">
      <style:paragraph-properties fo:text-align="justify" style:justify-single-word="false"/>
      <style:text-properties fo:color="#4f81bd" officeooo:paragraph-rsid="001302e5"/>
    </style:style>
    <style:style style:name="P21" style:family="paragraph" style:parent-style-name="Standard">
      <style:paragraph-properties fo:text-align="justify" style:justify-single-word="false"/>
      <style:text-properties fo:color="#4f81bd" style:text-underline-style="solid" style:text-underline-width="auto" style:text-underline-color="font-color" officeooo:paragraph-rsid="001302e5"/>
    </style:style>
    <style:style style:name="P22" style:family="paragraph" style:parent-style-name="Table_20_Contents">
      <style:text-properties officeooo:rsid="00116ab0" officeooo:paragraph-rsid="00116ab0"/>
    </style:style>
    <style:style style:name="P23" style:family="paragraph" style:parent-style-name="Table_20_Contents">
      <style:text-properties fo:color="#2a6099" officeooo:rsid="0015c719" officeooo:paragraph-rsid="0015c719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text-properties officeooo:rsid="0015c719" officeooo:paragraph-rsid="0015c719"/>
    </style:style>
    <style:style style:name="P26" style:family="paragraph" style:parent-style-name="Heading_20_1" style:master-page-name="Standard">
      <style:paragraph-properties style:page-number="auto"/>
    </style:style>
    <style:style style:name="P27" style:family="paragraph" style:parent-style-name="Standard" style:list-style-name="L1">
      <style:paragraph-properties fo:text-align="justify" style:justify-single-word="false"/>
      <style:text-properties officeooo:paragraph-rsid="000973ef"/>
    </style:style>
    <style:style style:name="P28" style:family="paragraph" style:parent-style-name="Standard" style:list-style-name="L2">
      <style:paragraph-properties fo:text-align="justify" style:justify-single-word="false"/>
    </style:style>
    <style:style style:name="P29" style:family="paragraph" style:parent-style-name="Standard" style:list-style-name="L2">
      <style:paragraph-properties fo:text-align="justify" style:justify-single-word="false"/>
      <style:text-properties officeooo:paragraph-rsid="000b7081"/>
    </style:style>
    <style:style style:name="P30" style:family="paragraph" style:parent-style-name="Standard" style:list-style-name="L2">
      <style:paragraph-properties fo:text-align="justify" style:justify-single-word="false"/>
      <style:text-properties officeooo:paragraph-rsid="000ff470"/>
    </style:style>
    <style:style style:name="P31" style:family="paragraph" style:parent-style-name="Standard" style:list-style-name="L2">
      <style:paragraph-properties fo:text-align="justify" style:justify-single-word="false"/>
      <style:text-properties officeooo:paragraph-rsid="00116ab0"/>
    </style:style>
    <style:style style:name="P32" style:family="paragraph" style:parent-style-name="Standard">
      <style:paragraph-properties fo:text-align="justify" style:justify-single-word="false"/>
      <style:text-properties officeooo:paragraph-rsid="000973ef"/>
    </style:style>
    <style:style style:name="P33" style:family="paragraph" style:parent-style-name="Standard">
      <style:paragraph-properties fo:text-align="start" style:justify-single-word="false"/>
      <style:text-properties officeooo:rsid="000973ef" officeooo:paragraph-rsid="000973ef"/>
    </style:style>
    <style:style style:name="P34" style:family="paragraph" style:parent-style-name="Standard">
      <style:paragraph-properties fo:text-align="center" style:justify-single-word="false"/>
      <style:text-properties officeooo:paragraph-rsid="000cfa55"/>
    </style:style>
    <style:style style:name="P35" style:family="paragraph" style:parent-style-name="Table_20_Contents">
      <style:text-properties officeooo:rsid="0015c719" officeooo:paragraph-rsid="001ae6dd"/>
    </style:style>
    <style:style style:name="P36" style:family="paragraph" style:parent-style-name="Table_20_Contents">
      <style:text-properties fo:color="#2a6099" officeooo:rsid="0015c719" officeooo:paragraph-rsid="001ae6dd"/>
    </style:style>
    <style:style style:name="P37" style:family="paragraph" style:parent-style-name="Table_20_Contents">
      <style:text-properties fo:color="#2a6099" officeooo:rsid="0015c719" officeooo:paragraph-rsid="0015c719"/>
    </style:style>
    <style:style style:name="P38" style:family="paragraph" style:parent-style-name="Table_20_Contents">
      <style:text-properties officeooo:rsid="00116ab0" officeooo:paragraph-rsid="00116ab0"/>
    </style:style>
    <style:style style:name="P39" style:family="paragraph" style:parent-style-name="Table_20_Contents">
      <style:text-properties officeooo:rsid="00116ab0" officeooo:paragraph-rsid="001ae6d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73e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c867f" style:font-style-asian="italic" style:font-style-complex="italic"/>
    </style:style>
    <style:style style:name="T5" style:family="text">
      <style:text-properties fo:font-style="italic" officeooo:rsid="000cfa55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fo:font-weight="bold" officeooo:rsid="000973ef" style:font-style-asian="italic" style:font-weight-asian="bold" style:font-style-complex="italic" style:font-weight-complex="bold"/>
    </style:style>
    <style:style style:name="T7" style:family="text">
      <style:text-properties officeooo:rsid="000b7081"/>
    </style:style>
    <style:style style:name="T8" style:family="text">
      <style:text-properties officeooo:rsid="000c867f"/>
    </style:style>
    <style:style style:name="T9" style:family="text">
      <style:text-properties officeooo:rsid="000cfa55"/>
    </style:style>
    <style:style style:name="T10" style:family="text">
      <style:text-properties officeooo:rsid="000e60a7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0e60a7"/>
    </style:style>
    <style:style style:name="T13" style:family="text">
      <style:text-properties style:text-position="super 58%" officeooo:rsid="000ff470"/>
    </style:style>
    <style:style style:name="T14" style:family="text">
      <style:text-properties officeooo:rsid="000ff470"/>
    </style:style>
    <style:style style:name="T15" style:family="text">
      <style:text-properties officeooo:rsid="00116ab0"/>
    </style:style>
    <style:style style:name="T16" style:family="text">
      <style:text-properties fo:color="#4f81bd"/>
    </style:style>
    <style:style style:name="T17" style:family="text">
      <style:text-properties fo:color="#4f81bd" style:font-name="Wingdings" style:font-name-asian="Wingdings1" style:font-name-complex="Wingdings1"/>
    </style:style>
    <style:style style:name="T18" style:family="text">
      <style:text-properties officeooo:rsid="001872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text:span text:style-name="T2">ACT <text:s text:c="2"/></text:span>ALGORITHME DE DICHOTOMIE</text:h>
      <text:p text:style-name="P18"/>
      <text:p text:style-name="P18">Voir l’animation :</text:p>
      <text:p text:style-name="P1"><text:a xlink:type="simple" xlink:href="https://pixees.fr/tranche-de-formation-toi-meme-chapitre-3-la-dichotomie-et-les-prenoms/" text:style-name="Internet_20_link" text:visited-style-name="Visited_20_Internet_20_Link"><text:span text:style-name="Internet_20_link">https://pixees.fr/tranche-de-formation-toi-meme-chapitre-3-la-dichotomie-et-les-prenoms/</text:span></text:a></text:p>
      <text:p text:style-name="P5"/>
      <text:h text:style-name="Heading_20_2" text:outline-level="2">I. Rappels de tris d’une liste</text:h>
      <text:p text:style-name="P5">Il existe deux façons de trier une liste en Python.</text:p>
      <text:p text:style-name="P6">1. La fonction <text:span text:style-name="T1">sorted()</text:span>.</text:p>
      <text:p text:style-name="P5">Cette fonction trie la liste et la renvoie. La liste de départ n’est pas modifiée et il faut stocker le résultat dans une autre variable si on doit l’utiliser.</text:p>
      <text:p text:style-name="P5"/>
      <text:p text:style-name="P6">2. La méthode <text:span text:style-name="T1">.sort()</text:span>.</text:p>
      <text:p text:style-name="P5">Cette méthode trie la liste « en place ». Celle-ci prend la valeur de la liste triée, et la liste de départ est perdue.</text:p>
      <text:p text:style-name="P5"/>
      <text:p text:style-name="P7">Exemples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&gt;&gt;L = [1, 2, 6, 5, 8, 3, 10]</text:p>
            <text:p text:style-name="P15">&gt;&gt;L_triee = sorted(L)</text:p>
            <text:p text:style-name="P15">&gt;&gt;L</text:p>
            <text:p text:style-name="P15">&gt;&gt;L_triee</text:p>
          </table:table-cell>
          <table:table-cell table:style-name="Tableau1.B1" office:value-type="string">
            <text:p text:style-name="P15">&gt;&gt;L = [1, 2, 6, 5, 8, 3, 10]</text:p>
            <text:p text:style-name="P15">&gt;&gt;L.sort()</text:p>
            <text:p text:style-name="P15">&gt;&gt;L</text:p>
            <text:p text:style-name="P15"/>
          </table:table-cell>
        </table:table-row>
      </table:table>
      <text:p text:style-name="P5"/>
      <text:p text:style-name="P5"/>
      <text:h text:style-name="Heading_20_2" text:outline-level="2">II. Principe de l’algorithme de dichotomie</text:h>
      <text:p text:style-name="Standard"/>
      <text:h text:style-name="Heading_20_3" text:outline-level="3">1. Ecriture de l’algorithme</text:h>
      <text:p text:style-name="Standard"/>
      <text:p text:style-name="P1">L’algorithme de dichotomie s’applique à un <text:span text:style-name="T1">tableau trié</text:span>.</text:p>
      <text:p text:style-name="P2">A chaque étape, </text:p>
      <text:list xml:id="list1856988401" text:style-name="L1">
        <text:list-item>
          <text:p text:style-name="P27"><text:span text:style-name="T2">D</text:span>ivise<text:span text:style-name="T2">r</text:span> le tableau en deux parties égales.</text:p>
        </text:list-item>
        <text:list-item>
          <text:p text:style-name="P27"><text:span text:style-name="T2">P</text:span>rend<text:span text:style-name="T2">re</text:span> la valeur du milieu <text:span text:style-name="T2">et </text:span><text:s/>compare<text:span text:style-name="T2">r</text:span> avec la valeur cherchée.</text:p>
        </text:list-item>
        <text:list-item>
          <text:p text:style-name="P27"><text:span text:style-name="T2">Supprimer</text:span> la partie du tableau dans laquelle ne se trouve pas la valeur cherchée.</text:p>
        </text:list-item>
      </text:list>
      <text:p text:style-name="P2"><text:soft-page-break/><text:span text:style-name="T6">Travail demandé :</text:span></text:p>
      <text:list xml:id="list2060294995" text:style-name="L2">
        <text:list-item>
          <text:p text:style-name="P28">Exécuter cet algorithme pas à pas, <text:span text:style-name="T3">« à la main »</text:span>, sur la liste [1 , 5 , 12 , 15 , 18 , 24 , 54] dans laquelle on cherche la valeur 18. Recommencer avec la valeur 7.</text:p>
        </text:list-item>
        <text:list-item>
          <text:p text:style-name="P28">Ecrire en langage naturel, <text:span text:style-name="T2">ou </text:span>pseudo-code, un algorithme de dichotomie permettant de déterminer si un nombre choisi est dans une liste <text:span text:style-name="T18">triée</text:span> de nombres entiers de longueur n.</text:p>
        </text:list-item>
        <text:list-item>
          <text:p text:style-name="P28">Coder cet algorithme en Python et le tester pour différentes valeurs.</text:p>
        </text:list-item>
      </text:list>
      <text:p text:style-name="P3"/>
      <text:h text:style-name="Heading_20_3" text:outline-level="3">2. Correction de l’algorithme</text:h>
      <text:list xml:id="list125852999001731" text:continue-numbering="true" text:style-name="L2">
        <text:list-header>
          <text:p text:style-name="P29"/>
        </text:list-header>
        <text:list-item>
          <text:p text:style-name="P29"><text:span text:style-name="T7">Montrer que </text:span><text:span text:style-name="T8">la propriété suivante</text:span><text:span text:style-name="T7"> est bien un invariant de boucle :</text:span></text:p>
        </text:list-item>
      </text:list>
      <text:p text:style-name="P34"><text:span text:style-name="T4">Si v est présent dans tab, alors il existe </text:span><text:span text:style-name="T5">a et b tels </text:span><text:span text:style-name="T4">que </text:span><text:span text:style-name="T5">tab[a] ≤ </text:span><text:span text:style-name="T4">v </text:span><text:span text:style-name="T5">&lt; tab[b]</text:span></text:p>
      <text:list xml:id="list125851074187892" text:continue-numbering="true" text:style-name="L2">
        <text:list-item>
          <text:p text:style-name="P29"><text:span text:style-name="T7">P</text:span>rouver que l’algorithme se termine après un nombre fini d’étapes. On peut utiliser la variant de boucle d - g où d et g sont les <text:span text:style-name="T10">indices des </text:span>bornes de la liste.</text:p>
        </text:list-item>
      </text:list>
      <text:h text:style-name="Heading_20_3" text:outline-level="3"/>
      <text:h text:style-name="Heading_20_3" text:outline-level="3">3. Coût de l’algorithme</text:h>
      <text:p text:style-name="Standard"/>
      <text:p text:style-name="P1">On reprend l’exemple précédent.</text:p>
      <text:list xml:id="list125851002033596" text:continue-numbering="true" text:style-name="L2">
        <text:list-item>
          <text:p text:style-name="P30">Ecrire un autre programme qui effectue la même tâche mais en parcourant cette fois la liste du premier au dernier élément. Quel est son coût ?</text:p>
        </text:list-item>
        <text:list-item>
          <text:p text:style-name="P30">Comparer leur temps d’exécution pour différentes valeurs de n <text:span text:style-name="T15">et regrouper les résultats dans un tableau :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2">n =</text:p>
          </table:table-cell>
          <table:table-cell table:style-name="Tableau2.A1" office:value-type="string">
            <text:p text:style-name="P39">Coût Dichotomie</text:p>
            <text:p text:style-name="P39">Algo <text:s/>question 3)</text:p>
          </table:table-cell>
          <table:table-cell table:style-name="Tableau2.C1" office:value-type="string">
            <text:p text:style-name="P22">Coût standard</text:p>
            <text:p text:style-name="P22">Algo <text:s/>question 6) </text:p>
          </table:table-cell>
        </table:table-row>
        <table:table-row>
          <table:table-cell table:style-name="Tableau2.A2" office:value-type="string">
            <text:p text:style-name="P22">10</text:p>
          </table:table-cell>
          <table:table-cell table:style-name="Tableau2.A2" office:value-type="string">
            <text:p text:style-name="P23"/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22">100</text:p>
          </table:table-cell>
          <table:table-cell table:style-name="Tableau2.A2" office:value-type="string">
            <text:p text:style-name="P23"/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22">1000</text:p>
          </table:table-cell>
          <table:table-cell table:style-name="Tableau2.A2" office:value-type="string">
            <text:p text:style-name="P23"/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22">10000</text:p>
          </table:table-cell>
          <table:table-cell table:style-name="Tableau2.A2" office:value-type="string">
            <text:p text:style-name="P23"/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35">...</text:p>
          </table:table-cell>
          <table:table-cell table:style-name="Tableau2.A2" office:value-type="string">
            <text:p text:style-name="P36">...</text:p>
          </table:table-cell>
          <table:table-cell table:style-name="Tableau2.C2" office:value-type="string">
            <text:p text:style-name="Table_20_Contents">...</text:p>
          </table:table-cell>
        </table:table-row>
      </table:table>
      <text:list xml:id="list125852462319409" text:continue-numbering="true" text:style-name="L2">
        <text:list-header>
          <text:p text:style-name="P28"/>
        </text:list-header>
        <text:list-item>
          <text:p text:style-name="P28">Faire afficher la courbe à l’aide de <text:span text:style-name="T1">matplotlib</text:span>. Le coût est-il linéaire ?</text:p>
        </text:list-item>
        <text:list-item>
          <text:p text:style-name="P31"><text:span text:style-name="T15">A partir des fonctions proposées, déterminer la complexité de l’algorithme de dichotomie proposé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center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style:border-line-width="0.106cm 0.053cm 0.053cm" fo:padding-left="0.141cm" fo:padding-right="0.141cm" fo:padding-top="0.035cm" fo:padding-bottom="0.035cm" fo:border="6.01pt double #000000" fo:keep-with-next="always"/>
      <style:text-properties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text-align="justify" style:justify-single-word="false" fo:keep-together="always" fo:keep-with-next="always"/>
      <style:text-properties style:font-name="Calibri Light" fo:font-family="'Calibri Light'" style:font-family-generic="roman" style:font-pitch="variable" fo:font-size="13pt" style:text-underline-style="solid" style:text-underline-type="double" style:text-underline-width="auto" style:text-underline-color="font-color" fo:font-weight="bold" style:font-name-asian="Calibri1" style:font-family-asian="Calibri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49cm" fo:margin-right="0cm" fo:margin-top="0.071cm" fo:margin-bottom="0cm" loext:contextual-spacing="false" fo:text-align="justify" style:justify-single-word="false" fo:keep-together="always" fo:text-indent="0cm" style:auto-text-indent="false" fo:keep-with-next="always"/>
      <style:text-properties style:font-name="Calibri Light" fo:font-family="'Calibri Light'" style:font-family-generic="roman" style:font-pitch="variable" fo:font-size="12pt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type="double" style:text-underline-width="auto" style:text-underline-color="font-color" fo:font-weight="bold" style:font-name-asian="Calibri1" style:font-family-asian="Calibri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style:font-name="Calibri Light" fo:font-family="'Calibri Light'" style:font-family-generic="roman" style:font-pitch="variable" fo:font-size="12pt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Titre_20_4_20_Car" style:display-name="Titre 4 Car" style:family="text" style:parent-style-name="Default_20_Paragraph_20_Font">
      <style:text-properties fo:color="#365f91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1</meta:editing-cycles>
    <meta:creation-date>2021-04-07T13:11:26.243508100</meta:creation-date>
    <dc:date>2021-04-08T12:58:50.862382538</dc:date>
    <meta:editing-duration>PT41M1S</meta:editing-duration>
    <meta:generator>LibreOffice/6.4.6.2$Linux_X86_64 LibreOffice_project/40$Build-2</meta:generator>
    <meta:document-statistic meta:table-count="2" meta:image-count="0" meta:object-count="0" meta:page-count="2" meta:paragraph-count="50" meta:word-count="421" meta:character-count="2324" meta:non-whitespace-character-count="19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ichotomie_V0" xlink:href=""/>
  </office:meta>
</office:document-meta>
</file>